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80000028D257B9C4997F2BB3B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95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4.277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1" style:family="paragraph">
      <style:paragraph-properties fo:margin-top="0cm" fo:margin-bottom="0.141cm"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margin-top="0cm" fo:margin-bottom="0.141cm" fo:text-align="center">
        <style:tab-stops>
          <style:tab-stop style:position="19.05cm" style:type="right"/>
        </style:tab-stops>
      </style:paragraph-properties>
      <style:text-properties fo:color="#000000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top="0cm" fo:margin-bottom="0.141cm" fo:text-align="center">
        <style:tab-stops>
          <style:tab-stop style:position="19.05cm" style:type="right"/>
        </style:tab-stops>
      </style:paragraph-properties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margin-left="2.062cm" fo:margin-right="0cm" fo:text-align="center" fo:text-indent="-2.062cm"/>
    </style:style>
    <style:style style:name="P6" style:family="paragraph">
      <loext:graphic-properties draw:fill="none" draw:fill-color="#ffffff"/>
      <style:paragraph-properties fo:margin-left="2.062cm" fo:margin-right="0cm" fo:text-align="center" fo:text-indent="-2.062cm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7" style:family="paragraph">
      <style:paragraph-properties fo:margin-left="0.318cm" fo:margin-right="0cm" fo:text-indent="0cm"/>
    </style:style>
    <style:style style:name="P8" style:family="paragraph">
      <loext:graphic-properties draw:fill="none" draw:fill-color="#ffffff"/>
      <style:paragraph-properties fo:margin-left="2.062cm" fo:margin-right="0cm" fo:text-align="center" fo:text-indent="-2.062cm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Arial2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Arial2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Ari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Segoe UI" fo:font-size="16pt" fo:font-style="normal" fo:text-shadow="1pt 1pt" style:text-underline-style="none" fo:font-weight="normal" style:letter-kerning="true" style:font-name-asian="Microsoft YaHei" style:font-size-asian="16pt" style:font-style-asian="normal" style:font-weight-asian="normal" style:font-name-complex="Arial2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5.146cm" svg:height="3.204cm" svg:x="1.524cm" svg:y="0.508cm">
          <draw:text-box>
            <text:p text:style-name="P1"><text:span text:style-name="T1">HYMN #416</text:span></text:p>
            <text:p text:style-name="P1"><text:span text:style-name="T2">“</text:span><text:span text:style-name="T2">Swiftly Pass the Clouds of Glory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2">
        <draw:frame draw:style-name="gr3" draw:text-style-name="P4" draw:layer="layout" svg:width="25.146cm" svg:height="7.011cm" svg:x="1.524cm" svg:y="0.508cm">
          <draw:text-box>
            <text:p text:style-name="P1"><text:span text:style-name="T3">1. </text:span><text:span text:style-name="T4">Swiftly pass the clouds of glory,</text:span><text:span text:style-name="T4"><text:line-break/></text:span><text:span text:style-name="T4">Heaven’s voice, the dazzling light;</text:span><text:span text:style-name="T4"><text:line-break/></text:span><text:span text:style-name="T4">Moses and Elijah vanish;</text:span><text:span text:style-name="T4"><text:line-break/></text:span><text:span text:style-name="T4">Christ alone commands the height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3">
        <draw:frame draw:style-name="gr3" draw:text-style-name="P4" draw:layer="layout" svg:width="25.146cm" svg:height="7.011cm" svg:x="1.524cm" svg:y="0.508cm">
          <draw:text-box>
            <text:p text:style-name="P1"><text:span text:style-name="T4">Peter, James, and John fall silent,</text:span><text:span text:style-name="T4"><text:line-break/></text:span><text:span text:style-name="T4">Turning from the summit’s rise</text:span><text:span text:style-name="T4"><text:line-break/></text:span><text:span text:style-name="T4">Downward toward the shadowed valley</text:span><text:span text:style-name="T4"><text:line-break/></text:span><text:span text:style-name="T4">Where their Lord has fixed His ey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4">
        <draw:frame draw:style-name="gr3" draw:text-style-name="P6" draw:layer="layout" svg:width="25.146cm" svg:height="7.011cm" svg:x="1.524cm" svg:y="0.508cm">
          <draw:text-box>
            <text:p text:style-name="P5"><text:span text:style-name="T5">2. </text:span><text:span text:style-name="T6">Glimpsed and gone the revelation,</text:span></text:p>
            <text:p text:style-name="P5"><text:span text:style-name="T6">They shall gain and keep its truth,</text:span></text:p>
            <text:p text:style-name="P5"><text:span text:style-name="T6">Not by building on the mountain</text:span></text:p>
            <text:p text:style-name="P5"><text:span text:style-name="T6">Any shrine or sacred booth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5">
        <draw:frame draw:style-name="gr3" draw:text-style-name="P6" draw:layer="layout" svg:width="25.146cm" svg:height="7.011cm" svg:x="1.524cm" svg:y="0.508cm">
          <draw:text-box>
            <text:p text:style-name="P5"><text:span text:style-name="T6">But by following the Savior</text:span></text:p>
            <text:p text:style-name="P5"><text:span text:style-name="T6">Through the valley to the cross</text:span></text:p>
            <text:p text:style-name="P5"><text:span text:style-name="T6">And by testing faith’s resilience</text:span></text:p>
            <text:p text:style-name="P5"><text:span text:style-name="T6">Through betrayal, pain, and los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6">
        <draw:frame draw:style-name="gr3" draw:text-style-name="P6" draw:layer="layout" svg:width="25.146cm" svg:height="7.011cm" svg:x="1.524cm" svg:y="0.508cm">
          <draw:text-box>
            <text:p text:style-name="P5"><text:span text:style-name="T5">3. </text:span><text:span text:style-name="T6">Lord, transfigure our perception</text:span></text:p>
            <text:p text:style-name="P5"><text:span text:style-name="T6">With the purest light that shines,</text:span></text:p>
            <text:p text:style-name="P5"><text:span text:style-name="T6">And recast our life’s intentions</text:span></text:p>
            <text:p text:style-name="P5"><text:span text:style-name="T6">To the shape of Your designs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7">
        <draw:frame draw:style-name="gr4" draw:text-style-name="P8" draw:layer="layout" svg:width="25.146cm" svg:height="14.527cm" svg:x="1.524cm" svg:y="0.508cm">
          <draw:text-box>
            <text:p text:style-name="P5"><text:span text:style-name="T6">Till we seek no other glory</text:span></text:p>
            <text:p text:style-name="P5"><text:span text:style-name="T6">Than what lies past Calv’ry’s hill</text:span></text:p>
            <text:p text:style-name="P5"><text:span text:style-name="T6">And our living and our dying</text:span></text:p>
            <text:p text:style-name="P5"><text:span text:style-name="T6">And our rising by Your will.</text:span></text:p>
            <text:p text:style-name="P7"><text:span text:style-name="T7"><text:line-break/></text:span><text:span text:style-name="T7"/></text:p>
            <text:p text:style-name="P7"><text:span text:style-name="T8"/></text:p>
            <text:p text:style-name="P7"><text:span text:style-name="T9">© 1994 Oxford University Press.</text:span></text:p>
            <text:p text:style-name="P7"><text:span text:style-name="T9">Used by permission:</text:span></text:p>
            <text:p text:style-name="P7"><text:span text:style-name="T9">LSB Hymn License </text:span></text:p>
            <text:p><text:span text:style-name="T9"><text:s text:c="2"/></text:span><text:span text:style-name="T9">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1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1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3T21:25:44.996000000</meta:creation-date>
    <dc:date>2019-02-26T21:47:03.029000000</dc:date>
    <meta:editing-duration>PT28M57S</meta:editing-duration>
    <meta:editing-cycles>9</meta:editing-cycles>
    <meta:generator>LibreOffice/6.1.3.2$Windows_X86_64 LibreOffice_project/86daf60bf00efa86ad547e59e09d6bb77c699acb</meta:generator>
    <meta:document-statistic meta:object-count="126"/>
  </office:meta>
</office:document-meta>
</file>